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0A000000DD000000DD51389363.svm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1.295cm" svg:height="8.999cm" svg:x="0.072cm" svg:y="0.00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1.4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1-26T16:08:59.780810421</meta:creation-date>
    <dc:date>2016-06-11T20:56:23.65</dc:date>
    <meta:editing-duration>PT9M12S</meta:editing-duration>
    <meta:editing-cycles>6</meta:editing-cycles>
    <meta:generator>OpenOffice/4.1.2$Win32 OpenOffice.org_project/412m3$Build-9782</meta:generator>
    <dc:creator>Julien Loiseau</dc:cre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false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15cm" chart:symbol-height="0.15cm" chart:link-data-style-to-source="false">
        <chart:symbol-image xlink:href="Pictures/2000000A000000DD000000DD51389363.svm" xlink:type="simple" xlink:actuate="onLoad"/>
      </style:chart-properties>
      <style:graphic-properties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296cm" svg:height="9cm" xlink:href="." xlink:type="simple" chart:class="chart:line" chart:style-name="ch1">
        <chart:legend svg:x="1.079cm" svg:y="0.448cm" style:legend-expansion="custom" chartooo:width="2.949cm" chartooo:height="1.096cm" style:legend-expansion-aspect-ratio="2.69069343065693" chart:style-name="ch2"/>
        <chart:plot-area chart:style-name="ch3" chart:data-source-has-labels="both" svg:x="0.643cm" svg:y="0.172cm" svg:width="10.472cm" svg:height="8.197cm">
          <chartooo:coordinate-region svg:x="1.079cm" svg:y="0.384cm" svg:width="9.849cm" svg:height="7.312cm"/>
          <chart:axis chart:dimension="x" chart:name="primary-x" chart:style-name="ch4" chartooo:axis-type="auto">
            <chartooo:date-scale/>
            <chart:title svg:x="5.319cm" svg:y="8.35cm" chart:style-name="ch5">
              <text:p>#GPU</text:p>
            </chart:title>
            <chart:categories table:cell-range-address="local-table.$B$1:.$E$1"/>
          </chart:axis>
          <chart:axis chart:dimension="y" chart:name="primary-y" chart:style-name="ch4">
            <chart:title svg:x="0.002cm" svg:y="5.142cm" chart:style-name="ch6">
              <text:p>GTEPS</text:p>
            </chart:title>
            <chart:grid chart:style-name="ch7" chart:class="major"/>
          </chart:axis>
          <chart:series chart:style-name="ch8" chart:values-cell-range-address="local-table.$B$2:.$E$2" chart:label-cell-address="local-table.$A$2" chart:class="chart:line">
            <chart:data-point chart:repeated="4"/>
          </chart:series>
          <chart:series chart:style-name="ch9" chart:values-cell-range-address="local-table.$B$3:.$E$3" chart:label-cell-address="local-table.$A$3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4</text:p>
              </table:table-cell>
              <table:table-cell office:value-type="string">
                <text:p>16</text:p>
              </table:table-cell>
              <table:table-cell office:value-type="string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>CPU</text:p>
              </table:table-cell>
              <table:table-cell office:value-type="float" office:value="0.8798">
                <text:p>0.8798</text:p>
              </table:table-cell>
              <table:table-cell office:value-type="float" office:value="2.0009">
                <text:p>2.0009</text:p>
              </table:table-cell>
              <table:table-cell office:value-type="float" office:value="2.8168">
                <text:p>2.8168</text:p>
              </table:table-cell>
              <table:table-cell office:value-type="float" office:value="0.5309">
                <text:p>0.5309</text:p>
              </table:table-cell>
            </table:table-row>
            <table:table-row>
              <table:table-cell office:value-type="string">
                <text:p>GPU</text:p>
              </table:table-cell>
              <table:table-cell office:value-type="float" office:value="2.08552">
                <text:p>2.08552</text:p>
              </table:table-cell>
              <table:table-cell office:value-type="float" office:value="3.2643">
                <text:p>3.2643</text:p>
              </table:table-cell>
              <table:table-cell office:value-type="float" office:value="4.8033">
                <text:p>4.8033</text:p>
              </table:table-cell>
              <table:table-cell office:value-type="float" office:value="3.187">
                <text:p>3.1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